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" svg:font-family="'Lohit Devanagari'"/>
    <style:font-face style:name="SFMono-Regular" svg:font-family="SFMono-Regular, Consolas, 'Liberation Mono', Menlo, monospac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text-properties style:font-name="Times New Roman" fo:font-size="12pt" fo:language="en" fo:country="US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text-properties fo:color="#158466" style:font-name="Times New Roman" fo:font-size="9pt" style:font-size-asian="9pt" style:font-name-complex="Times New Roman1" style:font-size-complex="9pt"/>
    </style:style>
    <style:style style:name="P5" style:family="paragraph" style:parent-style-name="Standard">
      <style:text-properties fo:color="#158466" fo:font-size="9pt" style:font-size-asian="9pt" style:font-size-complex="9pt"/>
    </style:style>
    <style:style style:name="P6" style:family="paragraph" style:parent-style-name="Standard" style:master-page-name="Standard">
      <style:paragraph-properties fo:margin-left="0cm" fo:margin-right="0cm" fo:line-height="150%" fo:orphans="2" fo:widows="2" fo:text-indent="0cm" style:auto-text-indent="false" style:page-number="auto"/>
      <style:text-properties officeooo:paragraph-rsid="001c45c5"/>
    </style:style>
    <style:style style:name="P7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.794cm" loext:contextual-spacing="false" fo:line-height="150%" fo:text-align="start" style:justify-single-word="false" fo:orphans="2" fo:widows="2" fo:text-indent="0cm" style:auto-text-indent="false" fo:background-color="#ffffff">
        <style:tab-stops>
          <style:tab-stop style:position="5.345cm"/>
        </style:tab-stops>
      </style:paragraph-properties>
      <style:text-properties style:font-name="DejaVu Sans" officeooo:paragraph-rsid="001c45c5"/>
    </style:style>
    <style:style style:name="P8" style:family="paragraph" style:parent-style-name="Standard" style:list-style-name="">
      <loext:graphic-properties draw:fill="solid" draw:fill-color="#ffffff"/>
      <style:paragraph-properties fo:margin-top="0cm" fo:margin-bottom="0.794cm" loext:contextual-spacing="false" style:line-height-at-least="0.926cm" fo:text-align="start" style:justify-single-word="false" fo:background-color="#ffffff"/>
      <style:text-properties fo:color="#000000" style:font-name="Times New Roman" fo:font-size="14pt" fo:font-weight="bold" style:letter-kerning="true" style:font-name-asian="Times New Roman1" style:font-size-asian="14pt" style:language-asian="ru" style:country-asian="RU" style:font-weight-asian="bold" style:font-name-complex="Times New Roman1" style:font-size-complex="12pt" style:font-weight-complex="bold"/>
    </style:style>
    <style:style style:name="P9" style:family="paragraph" style:parent-style-name="Standard" style:list-style-name="">
      <loext:graphic-properties draw:fill="solid" draw:fill-color="#ffffff"/>
      <style:paragraph-properties fo:margin-top="0cm" fo:margin-bottom="0.794cm" loext:contextual-spacing="false" style:line-height-at-least="0.926cm" fo:background-color="#ffffff"/>
      <style:text-properties fo:color="#000000" style:font-name="Times New Roman" fo:font-size="12pt" style:letter-kerning="true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language="en" fo:country="US" style:font-name-complex="Times New Roman1"/>
    </style:style>
    <style:style style:name="T6" style:family="text">
      <style:text-properties fo:font-variant="normal" fo:text-transform="none" fo:color="#24292e" style:font-name="DejaVu Sans" fo:font-size="18pt" fo:letter-spacing="normal" fo:font-style="normal" fo:font-weight="bold" officeooo:rsid="001f2d30" style:font-size-asian="18pt" style:font-weight-asian="bold" style:font-size-complex="18pt" style:font-weight-complex="bold"/>
    </style:style>
    <style:style style:name="T7" style:family="text">
      <style:text-properties fo:font-variant="normal" fo:text-transform="none" fo:color="#24292e" style:font-name="DejaVu Sans" fo:font-size="18pt" fo:letter-spacing="normal" fo:font-style="normal" fo:font-weight="bold" officeooo:rsid="0004dab7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fo:color="#24292e" style:font-name="DejaVu Sans" fo:font-size="18pt" fo:letter-spacing="normal" fo:font-style="normal" fo:font-weight="bold" officeooo:rsid="001ff70c" style:font-size-asian="18pt" style:font-weight-asian="bold" style:font-size-complex="18pt" style:font-weight-complex="bold"/>
    </style:style>
    <style:style style:name="T9" style:family="text">
      <style:text-properties fo:font-variant="normal" fo:text-transform="none" fo:color="#24292e" style:font-name="DejaVu Sans" fo:font-size="18pt" fo:letter-spacing="normal" fo:font-style="normal" fo:font-weight="bold" officeooo:rsid="001de14f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fo:color="#24292e" style:font-name="DejaVu Sans" fo:font-size="18pt" fo:letter-spacing="normal" fo:font-style="normal" fo:font-weight="bold" officeooo:rsid="0023ea39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fo:color="#24292e" fo:font-size="12pt" fo:letter-spacing="normal" fo:font-style="normal" fo:font-weight="normal" officeooo:rsid="001f2d30" style:letter-kerning="true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2" style:family="text">
      <style:text-properties fo:font-variant="normal" fo:text-transform="none" fo:color="#24292e" fo:font-size="12pt" fo:letter-spacing="normal" fo:font-style="normal" fo:font-weight="normal" officeooo:rsid="001ff70c" style:letter-kerning="true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3" style:family="text">
      <style:text-properties fo:font-variant="normal" fo:text-transform="none" fo:color="#24292e" style:font-name="SFMono-Regular" fo:font-size="12pt" fo:letter-spacing="normal" fo:font-style="normal" fo:font-weight="normal" officeooo:rsid="001ff70c" style:letter-kerning="true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4" style:family="text">
      <style:text-properties fo:font-variant="normal" fo:text-transform="none" fo:color="#24292e" style:font-name="SFMono-Regular" fo:font-size="12pt" fo:letter-spacing="normal" fo:font-style="normal" fo:font-weight="normal" officeooo:rsid="002215de" style:letter-kerning="true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5" style:family="text">
      <style:text-properties fo:font-variant="normal" fo:text-transform="none" fo:color="#24292e" style:font-name="SFMono-Regular" fo:font-size="12pt" fo:letter-spacing="normal" fo:font-style="normal" fo:font-weight="bold" officeooo:rsid="001ff70c" style:letter-kerning="true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6" style:family="text">
      <style:text-properties officeooo:rsid="001f6cd8"/>
    </style:style>
    <style:style style:name="T17" style:family="text">
      <style:text-properties fo:color="#158466" style:font-name="Times New Roman" fo:font-size="9pt" style:font-size-asian="9pt" style:font-name-complex="Times New Roman1" style:font-size-complex="9pt"/>
    </style:style>
    <style:style style:name="T18" style:family="text">
      <style:text-properties officeooo:rsid="0023ea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6">Т</text:span><text:span text:style-name="T10">ренадцатое</text:span><text:span text:style-name="T7">(</text:span><text:span text:style-name="T9">1</text:span><text:span text:style-name="T10">3</text:span><text:span text:style-name="T7">).</text:span><text:span text:style-name="T8"> Вопросы</text:span></text:p>
      <text:h text:style-name="P7" text:outline-level="1"><text:span text:style-name="T11">1</text:span><text:span text:style-name="T12">) </text:span><text:span text:style-name="T13">С++. Модульное программирование. Структура и пример проекта.</text:span></text:h>
      <text:h text:style-name="P7" text:outline-level="1"><text:span text:style-name="T15">Выполнил:</text:span><text:span text:style-name="T13"> Герас</text:span><text:span text:style-name="T14">и</text:span><text:span text:style-name="T13">мов Д.А. П1-18. 23.06.2020</text:span></text:h>
      <text:h text:style-name="P8" text:outline-level="1">Структуры.</text:h>
      <text:h text:style-name="P9" text:outline-level="1">Размер структур. Как правило, размер структуры — это сумма размеров всех её членов, но не всегда Например, рассмотрим структуру Employee. На большинстве платформ тип short занимает 2 байта, тип int — 4 байта, а тип double — 8 байт. Следовательно, ожидается, что Employee будет занимать 2 + 4 + 8 = 14 байт. Чтобы узнать точный размер Employee, мы можем воспользоваться оператором sizeof.<text:bookmark text:name="_GoBack"/></text:h>
      <text:p text:style-name="P1">Формат объявления структуры выглядит так:</text:p>
      <text:p text:style-name="P2">struct Car{ </text:p>
      <text:p text:style-name="P2"><text:s text:c="4"/>int x_coor; </text:p>
      <text:p text:style-name="P2"><text:s text:c="4"/>int y_coor; </text:p>
      <text:p text:style-name="P2"><text:s text:c="4"/>string name;</text:p>
      <text:p text:style-name="P1">};</text:p>
      <text:p text:style-name="P1"/>
      <text:p text:style-name="P1">Объявляя структуру, мы вводим в программу наш собственный тип данных, которым можем пользоваться, так же как и стандартными типами, т.е. объявление переменной нашего типа будет таким:</text:p>
      <text:p text:style-name="P3">structName variableName;</text:p>
      <text:p text:style-name="Standard"><text:span text:style-name="T3">structName</text:span><text:span text:style-name="T2"> — </text:span><text:span text:style-name="T1">имя</text:span><text:span text:style-name="T2"> </text:span><text:span text:style-name="T1">структуры</text:span><text:span text:style-name="T2">, </text:span><text:span text:style-name="T3">variableName </text:span><text:span text:style-name="T2">— </text:span><text:span text:style-name="T1">имя</text:span><text:span text:style-name="T2"> </text:span><text:span text:style-name="T1">переменной</text:span><text:span text:style-name="T2">.</text:span></text:p>
      <text:p text:style-name="P2"/>
      <text:p text:style-name="P1">x_coor, y_coor и name — поля нашей структуры. При объявлении структуры мы создаем составной тип данных, с помощью которого можно создавать переменные, которые сочетают в себе несколько значений (например, координаты и имя). Внутри структуры каждому полю мы даем имя, чтобы потом обращаться к этому значению по его имени.</text:p>
      <text:p text:style-name="P1">Для доступа к полям структуры используется точка:</text:p>
      <text:p text:style-name="P4">// объявляем переменную</text:p>
      <text:p text:style-name="P1"><text:soft-page-break/>Car myCar;</text:p>
      <text:p text:style-name="P1"><text:s/></text:p>
      <text:p text:style-name="P4">// и используем её</text:p>
      <text:p text:style-name="P2">myCar.x_coor = 40;</text:p>
      <text:p text:style-name="P2">myCar.y_coor = 40;</text:p>
      <text:p text:style-name="P1">myCar.name = "Porche";</text:p>
      <text:p text:style-name="P1">Как видите, вы можете хранить в структуре столько полей, сколько вам угодно и они могут иметь разные типы.</text:p>
      <text:p text:style-name="P1">Рассмотрим пример, демонстрирующий сочетание массивов и структур.</text:p>
      <text:p text:style-name="P2">#include &lt;iostream&gt;</text:p>
      <text:p text:style-name="P2">using namespace std;</text:p>
      <text:p text:style-name="P2"><text:s/></text:p>
      <text:p text:style-name="P2">struct PlayerInfo {</text:p>
      <text:p text:style-name="P2"><text:s text:c="4"/>int skill_level;</text:p>
      <text:p text:style-name="P2"><text:s text:c="4"/>string name;</text:p>
      <text:p text:style-name="P2">};</text:p>
      <text:p text:style-name="P2">using namespace std;</text:p>
      <text:p text:style-name="P2"><text:s/></text:p>
      <text:p text:style-name="P1">int main() {</text:p>
      <text:p text:style-name="P4"><text:s text:c="4"/>// как и с обычными типами, вы можете объявить массив структур</text:p>
      <text:p text:style-name="Standard"><text:span text:style-name="T1"><text:s text:c="4"/></text:span><text:span text:style-name="T2">PlayerInfo players[5];</text:span></text:p>
      <text:p text:style-name="P2"><text:s text:c="4"/>for (int i = 0; i &lt; 5; i++) {</text:p>
      <text:p text:style-name="P2"><text:s text:c="8"/><text:tab/>cout &lt;&lt; "Please enter the name for player : " &lt;&lt; i &lt;&lt; '\n'; </text:p>
      <text:p text:style-name="Standard"><text:span text:style-name="T2"><text:s text:c="7"/><text:tab/> </text:span><text:span text:style-name="T17">// сперва получим доступ к элементу массива, используя</text:span></text:p>
      <text:p text:style-name="P4"><text:s text:c="7"/><text:tab/> // обычный синтаксис для массивов, затем обратимся к полю структуры</text:p>
      <text:p text:style-name="P5"><text:span text:style-name="T4"><text:s text:c="8"/><text:tab/></text:span><text:span text:style-name="T5">// </text:span><text:span text:style-name="T4">с</text:span><text:span text:style-name="T5"> </text:span><text:span text:style-name="T4">помощью</text:span><text:span text:style-name="T5"> </text:span><text:span text:style-name="T4">точки</text:span></text:p>
      <text:p text:style-name="P2"><text:s text:c="8"/><text:tab/>cin &gt;&gt; players[ i ].name;</text:p>
      <text:p text:style-name="P2"><text:s text:c="7"/><text:tab/> cout &lt;&lt; "Please enter the skill level for " &lt;&lt; players[ i ].name &lt;&lt; '\n';</text:p>
      <text:p text:style-name="P2"><text:s text:c="8"/><text:tab/>cin &gt;&gt; players[ i ].skill_level;</text:p>
      <text:p text:style-name="P2"><text:s text:c="4"/>}</text:p>
      <text:p text:style-name="P2"><text:s text:c="4"/><text:tab/>for (int i = 0; i &lt; 5; ++i) {</text:p>
      <text:p text:style-name="P2"><text:s text:c="7"/><text:tab/><text:tab/> cout &lt;&lt; players[ i ].name &lt;&lt; " is at skill level " &lt;&lt; players[i].skill_level &lt;&lt; '\n';</text:p>
      <text:p text:style-name="Standard"><text:span text:style-name="T2"><text:s text:c="4"/><text:tab/></text:span><text:span text:style-name="T1">}</text:span></text:p>
      <text:p text:style-name="P1"><text:soft-page-break/>}</text:p>
      <text:p text:style-name="P1">Так же как и с простыми типами (int, например), вы можете создавать массивы структур. А с каждым элементом этого массива работать так же как и с отдельной переменной. Для доступа к полю name первого элемента массива структур, просто напишите:</text:p>
      <text:p text:style-name="P1">players[ 0 ].name</text:p>
      <text:p text:style-name="P1">Структуры и функции</text:p>
      <text:p text:style-name="P1">Очень часто требуется писать функции, которые принимают структуры в качестве аргумента или возвращают структуру. Например, если вам надо написать небольшую космическую аркаду, вам может понадобится функция для инициализации нового противника:</text:p>
      <text:p text:style-name="P2">struct EnemySpaceShip { </text:p>
      <text:p text:style-name="P2"><text:s text:c="4"/>int x_coordinate;</text:p>
      <text:p text:style-name="P2"><text:s text:c="4"/>int y_coordinate;</text:p>
      <text:p text:style-name="P2"><text:s text:c="4"/>int weapon_power;</text:p>
      <text:p text:style-name="P1">}; </text:p>
      <text:p text:style-name="P1">EnemySpaceShip getNewEnemy();</text:p>
      <text:p text:style-name="P1">Функция getNewEnemy должна возвращать структуру с инициализированными полями:</text:p>
      <text:p text:style-name="P1"/>
      <text:p text:style-name="P2">EnemySpaceShip getNewEnemy ()<text:span text:style-name="T16">{</text:span> </text:p>
      <text:p text:style-name="P2"><text:s text:c="4"/><text:tab/>EnemySpaceShip ship;</text:p>
      <text:p text:style-name="P2"><text:s text:c="4"/><text:tab/>ship.x_coordinate = 0;</text:p>
      <text:p text:style-name="P2"><text:s text:c="4"/><text:tab/>ship.y_coordinate = 0;</text:p>
      <text:p text:style-name="P2"><text:s text:c="4"/><text:tab/>ship.weapon_power = 20;</text:p>
      <text:p text:style-name="Standard"><text:span text:style-name="T2"><text:s text:c="4"/><text:tab/></text:span><text:span text:style-name="T1">return ship;</text:span></text:p>
      <text:p text:style-name="P1">}</text:p>
      <text:p text:style-name="P1"/>
      <text:p text:style-name="P1">На самом деле эта функция вернет копию созданной локальной переменной ship. Это значит, что каждое поле структуры будет скопировано в новую переменную. В нашем случае копирование малого количества полей не заметно, но когда вы работаете с большими объемами данных нужно избегать лишних действий, подробнее об этом поговорим в статье про указатели.</text:p>
      <text:p text:style-name="P1">Таким образом, для получения новой переменной будем использовать следующий код:</text:p>
      <text:p text:style-name="P1">EnemySpaceShip ship = getNewEnemy();</text:p>
      <text:p text:style-name="P1">Теперь эту переменную можно использовать как обычную структуру.</text:p>
      <text:p text:style-name="P1">Передавать структуры в функцию можно так:</text:p>
      <text:p text:style-name="P2"><text:soft-page-break/>EnemySpaceShip upgradeWeapons (EnemySpaceShip ship){ </text:p>
      <text:p text:style-name="P2"><text:s text:c="4"/><text:tab/>ship.weapon_power += 10;</text:p>
      <text:p text:style-name="Standard"><text:span text:style-name="T2"><text:s text:c="3"/><text:tab/> </text:span><text:span text:style-name="T1">return ship;</text:span></text:p>
      <text:p text:style-name="P1">}</text:p>
      <text:p text:style-name="P1"/>
      <text:p text:style-name="P1">Когда мы передаем структуру в функцию, она копируется, так же как и при возвращении структуры. Поэтому любые изменения сделанные внутри функции будут потеряны, поэтому мы возвращаем структуру после изменения.</text:p>
      <text:p text:style-name="P1">Использование функции:</text:p>
      <text:p text:style-name="P1">ship = upgradeWeapons(ship);</text:p>
      <text:p text:style-name="P1">Когда вызывается функция, переменная ship копируется и изменяется в функции, а когда переменная возвращается, она снова копируется и перезаписывает поля оргинальной переменной.</text:p>
      <text:p text:style-name="P1"/>
      <text:p text:style-name="P1">И наконец, программа для создания и улучшения одного корабля:</text:p>
      <text:p text:style-name="P2">struct EnemySpaceShip {</text:p>
      <text:p text:style-name="P2"><text:s text:c="4"/><text:tab/>int x_coordinate;</text:p>
      <text:p text:style-name="P2"><text:s text:c="4"/><text:tab/>int y_coordinate;</text:p>
      <text:p text:style-name="P2"><text:s text:c="4"/><text:tab/>int weapon_power;</text:p>
      <text:p text:style-name="P2">};</text:p>
      <text:p text:style-name="P2"><text:s/></text:p>
      <text:p text:style-name="P2">EnemySpaceShip getNewEnemy() {</text:p>
      <text:p text:style-name="P2"><text:s text:c="3"/><text:tab/> EnemySpaceShip ship;</text:p>
      <text:p text:style-name="P2"><text:s text:c="4"/><text:tab/>ship.x_coordinate = 0;</text:p>
      <text:p text:style-name="P2"><text:s text:c="4"/><text:tab/>ship.y_coordinate = 0;</text:p>
      <text:p text:style-name="P2"><text:s text:c="4"/><text:tab/>ship.weapon_power = 20;</text:p>
      <text:p text:style-name="P2"><text:s text:c="4"/><text:tab/>return ship;</text:p>
      <text:p text:style-name="P2">}</text:p>
      <text:p text:style-name="P2"><text:s/></text:p>
      <text:p text:style-name="P2">EnemySpaceShip upgradeWeapons(EnemySpaceShip ship) {</text:p>
      <text:p text:style-name="P2"><text:s text:c="4"/><text:tab/>ship.weapon_power += 10;</text:p>
      <text:p text:style-name="P2"><text:s text:c="4"/><text:tab/>return ship;</text:p>
      <text:p text:style-name="P2">}</text:p>
      <text:p text:style-name="P2"><text:soft-page-break/><text:s/></text:p>
      <text:p text:style-name="P2">int main() {</text:p>
      <text:p text:style-name="P2"><text:s text:c="4"/><text:tab/>EnemySpaceShip enemy = getNewEnemy();</text:p>
      <text:p text:style-name="Standard"><text:span text:style-name="T2"><text:s text:c="4"/><text:tab/></text:span><text:span text:style-name="T1">enemy = upgradeWeapons(enemy);</text:span></text:p>
      <text:p text:style-name="P1">}</text:p>
      <text:p text:style-name="P1">Указатели</text:p>
      <text:p text:style-name="P1">Если вы работаете с указателем на структуру, то для доступа к переменным надо использовать оператор «-&gt;» вместо точки. Все свойства указателей не изменяются. Пример:</text:p>
      <text:p text:style-name="P1">#include &lt;iostream&gt;</text:p>
      <text:p text:style-name="P1"><text:s/>using namespace std;</text:p>
      <text:p text:style-name="P2">struct xampl {</text:p>
      <text:p text:style-name="P2"><text:s text:c="4"/><text:tab/>int x;</text:p>
      <text:p text:style-name="P2">};</text:p>
      <text:p text:style-name="P2">int main(){</text:p>
      <text:p text:style-name="P2"><text:s text:c="3"/><text:tab/> xampl structure;</text:p>
      <text:p text:style-name="P2"><text:s text:c="4"/><text:tab/>xampl *ptr;</text:p>
      <text:p text:style-name="P2"><text:s text:c="4"/><text:tab/>structure.x = 12;</text:p>
      <text:p text:style-name="P2"><text:s text:c="4"/><text:tab/>ptr = &amp;structure;</text:p>
      <text:p text:style-name="P2"><text:s text:c="3"/><text:tab/> cout&lt;&lt; ptr-&gt;x;</text:p>
      <text:p text:style-name="Standard"><text:span text:style-name="T2"><text:s text:c="4"/><text:tab/></text:span><text:span text:style-name="T1">cin.get();</text:span></text:p>
      <text:p text:style-name="Standard"><text:span text:style-name="T1"><text:tab/></text:span><text:span text:style-name="T2">return 0;</text:span></text:p>
      <text:p text:style-name="P2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" svg:font-family="'Lohit Devanagari'"/>
    <style:font-face style:name="SFMono-Regular" svg:font-family="SFMono-Regular, Consolas, 'Liberation Mono', Menlo, monospac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1" style:font-family-complex="'DejaVu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1" style:font-family-complex="'DejaVu Sans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eter</meta:initial-creator>
    <meta:editing-cycles>20</meta:editing-cycles>
    <meta:creation-date>2020-06-22T18:55:00</meta:creation-date>
    <dc:date>2020-06-23T10:28:12.352721896</dc:date>
    <meta:editing-duration>PT21M22S</meta:editing-duration>
    <meta:generator>LibreOffice/6.3.5.2$Linux_X86_64 LibreOffice_project/30$Build-2</meta:generator>
    <meta:document-statistic meta:table-count="0" meta:image-count="0" meta:object-count="0" meta:page-count="5" meta:paragraph-count="121" meta:word-count="721" meta:character-count="5181" meta:non-whitespace-character-count="42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